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6.76mm"/>
    </style:style>
    <style:style style:name="co2" style:family="table-column">
      <style:table-column-properties fo:break-before="auto" style:column-width="41.75mm"/>
    </style:style>
    <style:style style:name="co3" style:family="table-column">
      <style:table-column-properties fo:break-before="auto" style:column-width="52.63mm"/>
    </style:style>
    <style:style style:name="co4" style:family="table-column">
      <style:table-column-properties fo:break-before="auto" style:column-width="53.73mm"/>
    </style:style>
    <style:style style:name="co5" style:family="table-column">
      <style:table-column-properties fo:break-before="auto" style:column-width="24.77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mm"/>
    </style:style>
    <style:style style:name="ce11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shapes>
          <draw:frame draw:z-index="0" draw:style-name="gr1" draw:text-style-name="P1" svg:width="277.73mm" svg:height="184.06mm" svg:x="200.67mm" svg:y="4.52mm">
            <draw:object draw:notify-on-update-of-ranges="Φύλλο1.A2:Φύλλο1.A19 Φύλλο1.C1:Φύλλο1.C1 Φύλλο1.C2:Φύλλο1.C19 Φύλλο1.D1:Φύλλο1.D1 Φύλλο1.D2:Φύλλο1.D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row table:style-name="ro1">
          <table:table-cell table:style-name="ce1" office:value-type="string" calcext:value-type="string">
            <text:p>elements QTY</text:p>
          </table:table-cell>
          <table:table-cell table:style-name="ce1" office:value-type="string" calcext:value-type="string">
            <text:p>BT Time elasped(sec)</text:p>
          </table:table-cell>
          <table:table-cell table:style-name="ce1" office:value-type="string" calcext:value-type="string">
            <text:p>Measured increase</text:p>
          </table:table-cell>
          <table:table-cell table:style-name="ce1" office:value-type="string" calcext:value-type="string">
            <text:p>Theoretical increase</text:p>
          </table:table-cell>
          <table:table-cell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0.000004" calcext:value-type="float">
            <text:p>4E-06</text:p>
          </table:table-cell>
          <table:table-cell table:style-name="ce6" table:formula="of:=[.B2]/[.B2]" office:value-type="percentage" office:value="1" calcext:value-type="percentage">
            <text:p>100,00%</text:p>
          </table:table-cell>
          <table:table-cell table:style-name="ce11" table:formula="of:=2*(1+LOG(2;2)/LOG([.A2];2))" office:value-type="percentage" office:value="4" calcext:value-type="percentage">
            <text:p>400,00%</text:p>
          </table:table-cell>
          <table:table-cell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0.000005" calcext:value-type="float">
            <text:p>5E-06</text:p>
          </table:table-cell>
          <table:table-cell table:style-name="ce6" table:formula="of:=[.B3]/[.B2]" office:value-type="percentage" office:value="1.25" calcext:value-type="percentage">
            <text:p>125,00%</text:p>
          </table:table-cell>
          <table:table-cell table:style-name="ce11" table:formula="of:=2*(1+LOG(2;2)/LOG([.A3];2))" office:value-type="percentage" office:value="3" calcext:value-type="percentage">
            <text:p>300,00%</text:p>
          </table:table-cell>
          <table:table-cell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0.000004" calcext:value-type="float">
            <text:p>4E-06</text:p>
          </table:table-cell>
          <table:table-cell table:style-name="ce6" table:formula="of:=[.B4]/[.B3]" office:value-type="percentage" office:value="0.8" calcext:value-type="percentage">
            <text:p>80,00%</text:p>
          </table:table-cell>
          <table:table-cell table:style-name="ce11" table:formula="of:=2*(1+LOG(2;2)/LOG([.A4];2))" office:value-type="percentage" office:value="2.66666666666667" calcext:value-type="percentage">
            <text:p>266,67%</text:p>
          </table:table-cell>
          <table:table-cell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0.000017" calcext:value-type="float">
            <text:p>1,7E-05</text:p>
          </table:table-cell>
          <table:table-cell table:style-name="ce6" table:formula="of:=[.B5]/[.B4]" office:value-type="percentage" office:value="4.25" calcext:value-type="percentage">
            <text:p>425,00%</text:p>
          </table:table-cell>
          <table:table-cell table:style-name="ce11" table:formula="of:=2*(1+LOG(2;2)/LOG([.A5];2))" office:value-type="percentage" office:value="2.5" calcext:value-type="percentage">
            <text:p>250,00%</text:p>
          </table:table-cell>
          <table:table-cell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0.000035" calcext:value-type="float">
            <text:p>3,5E-05</text:p>
          </table:table-cell>
          <table:table-cell table:style-name="ce6" table:formula="of:=[.B6]/[.B5]" office:value-type="percentage" office:value="2.05882352941176" calcext:value-type="percentage">
            <text:p>205,88%</text:p>
          </table:table-cell>
          <table:table-cell table:style-name="ce11" table:formula="of:=2*(1+LOG(2;2)/LOG([.A6];2))" office:value-type="percentage" office:value="2.4" calcext:value-type="percentage">
            <text:p>240,00%</text:p>
          </table:table-cell>
          <table:table-cell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0.000098" calcext:value-type="float">
            <text:p>9,8E-05</text:p>
          </table:table-cell>
          <table:table-cell table:style-name="ce6" table:formula="of:=[.B7]/[.B6]" office:value-type="percentage" office:value="2.8" calcext:value-type="percentage">
            <text:p>280,00%</text:p>
          </table:table-cell>
          <table:table-cell table:style-name="ce11" table:formula="of:=2*(1+LOG(2;2)/LOG([.A7];2))" office:value-type="percentage" office:value="2.33333333333333" calcext:value-type="percentage">
            <text:p>233,33%</text:p>
          </table:table-cell>
          <table:table-cell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0.000261" calcext:value-type="float">
            <text:p>0,000261</text:p>
          </table:table-cell>
          <table:table-cell table:style-name="ce6" table:formula="of:=[.B8]/[.B7]" office:value-type="percentage" office:value="2.66326530612245" calcext:value-type="percentage">
            <text:p>266,33%</text:p>
          </table:table-cell>
          <table:table-cell table:style-name="ce11" table:formula="of:=2*(1+LOG(2;2)/LOG([.A8];2))" office:value-type="percentage" office:value="2.28571428571429" calcext:value-type="percentage">
            <text:p>228,57%</text:p>
          </table:table-cell>
          <table:table-cell/>
        </table:table-row>
        <table:table-row table:style-name="ro1"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0.000615" calcext:value-type="float">
            <text:p>0,000615</text:p>
          </table:table-cell>
          <table:table-cell table:style-name="ce6" table:formula="of:=[.B9]/[.B8]" office:value-type="percentage" office:value="2.35632183908046" calcext:value-type="percentage">
            <text:p>235,63%</text:p>
          </table:table-cell>
          <table:table-cell table:style-name="ce11" table:formula="of:=2*(1+LOG(2;2)/LOG([.A9];2))" office:value-type="percentage" office:value="2.25" calcext:value-type="percentage">
            <text:p>225,00%</text:p>
          </table:table-cell>
          <table:table-cell/>
        </table:table-row>
        <table:table-row table:style-name="ro1"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0.001495" calcext:value-type="float">
            <text:p>0,001495</text:p>
          </table:table-cell>
          <table:table-cell table:style-name="ce6" table:formula="of:=[.B10]/[.B9]" office:value-type="percentage" office:value="2.43089430894309" calcext:value-type="percentage">
            <text:p>243,09%</text:p>
          </table:table-cell>
          <table:table-cell table:style-name="ce11" table:formula="of:=2*(1+LOG(2;2)/LOG([.A10];2))" office:value-type="percentage" office:value="2.22222222222222" calcext:value-type="percentage">
            <text:p>222,22%</text:p>
          </table:table-cell>
          <table:table-cell/>
        </table:table-row>
        <table:table-row table:style-name="ro1">
          <table:table-cell table:style-name="ce2" office:value-type="float" office:value="1024" calcext:value-type="float">
            <text:p>1024</text:p>
          </table:table-cell>
          <table:table-cell table:style-name="ce2" office:value-type="float" office:value="0.003457" calcext:value-type="float">
            <text:p>0,003457</text:p>
          </table:table-cell>
          <table:table-cell table:style-name="ce6" table:formula="of:=[.B11]/[.B10]" office:value-type="percentage" office:value="2.3123745819398" calcext:value-type="percentage">
            <text:p>231,24%</text:p>
          </table:table-cell>
          <table:table-cell table:style-name="ce11" table:formula="of:=2*(1+LOG(2;2)/LOG([.A11];2))" office:value-type="percentage" office:value="2.2" calcext:value-type="percentage">
            <text:p>220,00%</text:p>
          </table:table-cell>
          <table:table-cell/>
        </table:table-row>
        <table:table-row table:style-name="ro1">
          <table:table-cell table:style-name="ce2" office:value-type="float" office:value="2048" calcext:value-type="float">
            <text:p>2048</text:p>
          </table:table-cell>
          <table:table-cell table:style-name="ce2" office:value-type="float" office:value="0.007606" calcext:value-type="float">
            <text:p>0,007606</text:p>
          </table:table-cell>
          <table:table-cell table:style-name="ce6" table:formula="of:=[.B12]/[.B11]" office:value-type="percentage" office:value="2.20017356089095" calcext:value-type="percentage">
            <text:p>220,02%</text:p>
          </table:table-cell>
          <table:table-cell table:style-name="ce11" table:formula="of:=2*(1+LOG(2;2)/LOG([.A12];2))" office:value-type="percentage" office:value="2.18181818181818" calcext:value-type="percentage">
            <text:p>218,18%</text:p>
          </table:table-cell>
          <table:table-cell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14821" calcext:value-type="float">
            <text:p>0,014821</text:p>
          </table:table-cell>
          <table:table-cell table:style-name="ce7" table:formula="of:=[.B13]/[.B12]" office:value-type="percentage" office:value="1.9485932158822" calcext:value-type="percentage">
            <text:p>194,86%</text:p>
          </table:table-cell>
          <table:table-cell table:style-name="ce12" table:formula="of:=2*(1+LOG(2;2)/LOG([.A13];2))" office:value-type="percentage" office:value="2.16666666666667" calcext:value-type="percentage">
            <text:p>216,67%</text:p>
          </table:table-cell>
          <table:table-cell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33984" calcext:value-type="float">
            <text:p>0,033984</text:p>
          </table:table-cell>
          <table:table-cell table:style-name="ce7" table:formula="of:=[.B14]/[.B13]" office:value-type="percentage" office:value="2.29296268807773" calcext:value-type="percentage">
            <text:p>229,30%</text:p>
          </table:table-cell>
          <table:table-cell table:style-name="ce12" table:formula="of:=2*(1+LOG(2;2)/LOG([.A14];2))" office:value-type="percentage" office:value="2.15384615384615" calcext:value-type="percentage">
            <text:p>215,38%</text:p>
          </table:table-cell>
          <table:table-cell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76374" calcext:value-type="float">
            <text:p>0,076374</text:p>
          </table:table-cell>
          <table:table-cell table:style-name="ce7" table:formula="of:=[.B15]/[.B14]" office:value-type="percentage" office:value="2.24735169491525" calcext:value-type="percentage">
            <text:p>224,74%</text:p>
          </table:table-cell>
          <table:table-cell table:style-name="ce12" table:formula="of:=2*(1+LOG(2;2)/LOG([.A15];2))" office:value-type="percentage" office:value="2.14285714285714" calcext:value-type="percentage">
            <text:p>214,29%</text:p>
          </table:table-cell>
          <table:table-cell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163747" calcext:value-type="float">
            <text:p>0,163747</text:p>
          </table:table-cell>
          <table:table-cell table:style-name="ce7" table:formula="of:=[.B16]/[.B15]" office:value-type="percentage" office:value="2.14401497891953" calcext:value-type="percentage">
            <text:p>214,40%</text:p>
          </table:table-cell>
          <table:table-cell table:style-name="ce12" table:formula="of:=2*(1+LOG(2;2)/LOG([.A16];2))" office:value-type="percentage" office:value="2.13333333333333" calcext:value-type="percentage">
            <text:p>213,33%</text:p>
          </table:table-cell>
          <table:table-cell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344647" calcext:value-type="float">
            <text:p>0,344647</text:p>
          </table:table-cell>
          <table:table-cell table:style-name="ce7" table:formula="of:=[.B17]/[.B16]" office:value-type="percentage" office:value="2.10475306417827" calcext:value-type="percentage">
            <text:p>210,48%</text:p>
          </table:table-cell>
          <table:table-cell table:style-name="ce12" table:formula="of:=2*(1+LOG(2;2)/LOG([.A17];2))" office:value-type="percentage" office:value="2.125" calcext:value-type="percentage">
            <text:p>212,50%</text:p>
          </table:table-cell>
          <table:table-cell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718103" calcext:value-type="float">
            <text:p>0,718103</text:p>
          </table:table-cell>
          <table:table-cell table:style-name="ce7" table:formula="of:=[.B18]/[.B17]" office:value-type="percentage" office:value="2.08358987601807" calcext:value-type="percentage">
            <text:p>208,36%</text:p>
          </table:table-cell>
          <table:table-cell table:style-name="ce12" table:formula="of:=2*(1+LOG(2;2)/LOG([.A18];2))" office:value-type="percentage" office:value="2.11764705882353" calcext:value-type="percentage">
            <text:p>211,76%</text:p>
          </table:table-cell>
          <table:table-cell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.55556" calcext:value-type="float">
            <text:p>1,55556</text:p>
          </table:table-cell>
          <table:table-cell table:style-name="ce7" table:formula="of:=[.B19]/[.B18]" office:value-type="percentage" office:value="2.16620735465525" calcext:value-type="percentage">
            <text:p>216,62%</text:p>
          </table:table-cell>
          <table:table-cell table:style-name="ce12" table:formula="of:=2*(1+LOG(2;2)/LOG([.A19];2))" office:value-type="percentage" office:value="2.11111111111111" calcext:value-type="percentage">
            <text:p>211,11%</text:p>
          </table:table-cell>
          <table:table-cell/>
        </table:table-row>
        <table:table-row table:style-name="ro1" table:number-rows-repeated="1048556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l" fo:country="GR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l" fo:country="G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3">00/00/0000</text:date>, <text:time style:data-style-name="N2" text:time-value="12:12:41.577000000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5T15:53:44.084000000</meta:creation-date>
    <dc:date>2019-07-23T12:33:18.285000000</dc:date>
    <meta:editing-duration>PT2H20M21S</meta:editing-duration>
    <meta:editing-cycles>11</meta:editing-cycles>
    <meta:generator>LibreOffice/6.1.5.2$Windows_X86_64 LibreOffice_project/90f8dcf33c87b3705e78202e3df5142b201bd805</meta:generator>
    <meta:document-statistic meta:table-count="1" meta:cell-count="7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774cm" svg:height="18.407cm" xlink:href=".." xlink:type="simple" chart:class="chart:line" chart:style-name="ch1">
        <chart:legend chart:legend-position="bottom" svg:x="9.75cm" svg:y="17.808cm" style:legend-expansion="wide" chart:style-name="ch2"/>
        <chart:plot-area chart:style-name="ch3" table:cell-range-address="Φύλλο1.A2:Φύλλο1.A19 Φύλλο1.C1:Φύλλο1.D19" chart:data-source-has-labels="both" svg:x="1.666cm" svg:y="1.033cm" svg:width="26.663cm" svg:height="17.061cm">
          <chartooo:coordinate-region svg:x="3.266cm" svg:y="1.232cm" svg:width="24.506cm" svg:height="16.215cm"/>
          <chart:axis chart:dimension="x" chart:name="primary-x" chart:style-name="ch4" chartooo:axis-type="auto">
            <chartooo:date-scale/>
            <chart:categories table:cell-range-address="Φύλλο1.A2:Φύλλο1.A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Φύλλο1.C2:Φύλλο1.C19" chart:label-cell-address="Φύλλο1.C1:Φύλλο1.C1" chart:class="chart:line">
            <chart:data-point chart:repeated="18"/>
          </chart:series>
          <chart:series chart:style-name="ch8" chart:values-cell-range-address="Φύλλο1.D2:Φύλλο1.D19" chart:label-cell-address="Φύλλο1.D1:Φύλλο1.D1" chart:class="chart:line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sured increase</text:p>
                <draw:g>
                  <svg:desc>Φύλλο1.C1:Φύλλο1.C1</svg:desc>
                </draw:g>
              </table:table-cell>
              <table:table-cell office:value-type="string">
                <text:p>Theoretical increase</text:p>
                <draw:g>
                  <svg:desc>Φύλλο1.D1:Φύλλο1.D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Φύλλο1.A2:Φύλλο1.A19</svg:desc>
                </draw:g>
              </table:table-cell>
              <table:table-cell office:value-type="float" office:value="1">
                <text:p>1</text:p>
                <draw:g>
                  <svg:desc>Φύλλο1.C2:Φύλλο1.C19</svg:desc>
                </draw:g>
              </table:table-cell>
              <table:table-cell office:value-type="float" office:value="4">
                <text:p>4</text:p>
                <draw:g>
                  <svg:desc>Φύλλο1.D2:Φύλλο1.D19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25">
                <text:p>1.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2.66666666666667">
                <text:p>2.6666666666666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.25">
                <text:p>4.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.05882352941176">
                <text:p>2.05882352941176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2.8">
                <text:p>2.8</text:p>
              </table:table-cell>
              <table:table-cell office:value-type="float" office:value="2.33333333333333">
                <text:p>2.33333333333333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2.66326530612245">
                <text:p>2.66326530612245</text:p>
              </table:table-cell>
              <table:table-cell office:value-type="float" office:value="2.28571428571429">
                <text:p>2.28571428571429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2.35632183908046">
                <text:p>2.35632183908046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2.43089430894309">
                <text:p>2.43089430894309</text:p>
              </table:table-cell>
              <table:table-cell office:value-type="float" office:value="2.22222222222222">
                <text:p>2.22222222222222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2.3123745819398">
                <text:p>2.3123745819398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2.20017356089095">
                <text:p>2.20017356089095</text:p>
              </table:table-cell>
              <table:table-cell office:value-type="float" office:value="2.18181818181818">
                <text:p>2.18181818181818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1.9485932158822">
                <text:p>1.9485932158822</text:p>
              </table:table-cell>
              <table:table-cell office:value-type="float" office:value="2.16666666666667">
                <text:p>2.16666666666667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2.29296268807773">
                <text:p>2.29296268807773</text:p>
              </table:table-cell>
              <table:table-cell office:value-type="float" office:value="2.15384615384615">
                <text:p>2.15384615384615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2.24735169491525">
                <text:p>2.24735169491525</text:p>
              </table:table-cell>
              <table:table-cell office:value-type="float" office:value="2.14285714285714">
                <text:p>2.14285714285714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2.14401497891953">
                <text:p>2.14401497891953</text:p>
              </table:table-cell>
              <table:table-cell office:value-type="float" office:value="2.13333333333333">
                <text:p>2.13333333333333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2.10475306417827">
                <text:p>2.10475306417827</text:p>
              </table:table-cell>
              <table:table-cell office:value-type="float" office:value="2.125">
                <text:p>2.125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2.08358987601807">
                <text:p>2.08358987601807</text:p>
              </table:table-cell>
              <table:table-cell office:value-type="float" office:value="2.11764705882353">
                <text:p>2.11764705882353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2.16620735465525">
                <text:p>2.16620735465525</text:p>
              </table:table-cell>
              <table:table-cell office:value-type="float" office:value="2.11111111111111">
                <text:p>2.111111111111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Windows_X86_64 LibreOffice_project/90f8dcf33c87b3705e78202e3df5142b201bd8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